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er">
      <style:text-properties officeooo:rsid="0003f56f" officeooo:paragraph-rsid="0003f56f"/>
    </style:style>
    <style:style style:name="P2" style:family="paragraph" style:parent-style-name="Standard">
      <style:paragraph-properties fo:text-align="center" style:justify-single-word="false"/>
      <style:text-properties officeooo:rsid="0003f56f" officeooo:paragraph-rsid="0003f56f"/>
    </style:style>
    <style:style style:name="P3" style:family="paragraph" style:parent-style-name="Standard">
      <style:paragraph-properties fo:text-align="start" style:justify-single-word="false"/>
      <style:text-properties officeooo:rsid="0003f56f" officeooo:paragraph-rsid="0003f56f"/>
    </style:style>
    <style:style style:name="P4" style:family="paragraph" style:parent-style-name="Standard">
      <style:paragraph-properties fo:text-align="start" style:justify-single-word="false"/>
      <style:text-properties officeooo:rsid="000780c1" officeooo:paragraph-rsid="000780c1"/>
    </style:style>
    <style:style style:name="P5" style:family="paragraph" style:parent-style-name="Standard">
      <style:paragraph-properties fo:text-align="start" style:justify-single-word="false"/>
      <style:text-properties officeooo:rsid="000ee29b" officeooo:paragraph-rsid="000ee29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f56f" officeooo:paragraph-rsid="0003f56f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3f56f" officeooo:paragraph-rsid="0003f56f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3f56f" officeooo:paragraph-rsid="0003f56f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03f56f" officeooo:paragraph-rsid="0003f56f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03f56f" officeooo:paragraph-rsid="0003f56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4da2b" officeooo:paragraph-rsid="0004da2b"/>
    </style:style>
    <style:style style:name="P12" style:family="paragraph" style:parent-style-name="Standard" style:list-style-name="L6">
      <style:paragraph-properties fo:text-align="start" style:justify-single-word="false"/>
      <style:text-properties officeooo:rsid="0004da2b" officeooo:paragraph-rsid="0004da2b"/>
    </style:style>
    <style:style style:name="P13" style:family="paragraph" style:parent-style-name="Standard" style:list-style-name="L6">
      <style:paragraph-properties fo:text-align="start" style:justify-single-word="false"/>
      <style:text-properties officeooo:rsid="00062d07" officeooo:paragraph-rsid="00062d07"/>
    </style:style>
    <style:style style:name="P14" style:family="paragraph" style:parent-style-name="Standard" style:list-style-name="L7">
      <style:paragraph-properties fo:text-align="start" style:justify-single-word="false"/>
      <style:text-properties officeooo:rsid="00062d07" officeooo:paragraph-rsid="00062d07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ee29b" officeooo:paragraph-rsid="000ee29b"/>
    </style:style>
    <style:style style:name="P16" style:family="paragraph" style:parent-style-name="Standard" style:list-style-name="L8">
      <style:paragraph-properties fo:text-align="start" style:justify-single-word="false"/>
      <style:text-properties officeooo:rsid="000ee29b" officeooo:paragraph-rsid="000ee29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b973f" officeooo:paragraph-rsid="000b973f"/>
    </style:style>
    <style:style style:name="P18" style:family="paragraph" style:parent-style-name="Standard" style:list-style-name="L9">
      <style:paragraph-properties fo:text-align="start" style:justify-single-word="false"/>
      <style:text-properties officeooo:rsid="000b973f" officeooo:paragraph-rsid="000b973f"/>
    </style:style>
    <style:style style:name="P19" style:family="paragraph" style:parent-style-name="Standard" style:list-style-name="L14">
      <style:paragraph-properties fo:text-align="start" style:justify-single-word="false"/>
      <style:text-properties officeooo:rsid="000b973f" officeooo:paragraph-rsid="000b973f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0d4039" officeooo:paragraph-rsid="000d4039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06435e" officeooo:paragraph-rsid="0006435e"/>
    </style:style>
    <style:style style:name="P22" style:family="paragraph" style:parent-style-name="Standard" style:list-style-name="L11">
      <style:paragraph-properties fo:text-align="start" style:justify-single-word="false"/>
      <style:text-properties officeooo:rsid="0006435e" officeooo:paragraph-rsid="0006435e"/>
    </style:style>
    <style:style style:name="P23" style:family="paragraph" style:parent-style-name="Standard" style:list-style-name="L12">
      <style:paragraph-properties fo:text-align="start" style:justify-single-word="false"/>
      <style:text-properties officeooo:rsid="0006435e" officeooo:paragraph-rsid="0006435e"/>
    </style:style>
    <style:style style:name="P24" style:family="paragraph" style:parent-style-name="Standard" style:list-style-name="L13">
      <style:paragraph-properties fo:text-align="start" style:justify-single-word="false"/>
      <style:text-properties officeooo:rsid="0006435e" officeooo:paragraph-rsid="0006435e"/>
    </style:style>
    <style:style style:name="P25" style:family="paragraph" style:parent-style-name="Standard" style:list-style-name="L14">
      <style:paragraph-properties fo:text-align="start" style:justify-single-word="false"/>
      <style:text-properties officeooo:rsid="0006435e" officeooo:paragraph-rsid="0006435e"/>
    </style:style>
    <style:style style:name="P26" style:family="paragraph" style:parent-style-name="Standard" style:list-style-name="L14">
      <style:paragraph-properties fo:text-align="start" style:justify-single-word="false"/>
      <style:text-properties officeooo:rsid="0009bd73" officeooo:paragraph-rsid="0009bd73"/>
    </style:style>
    <style:style style:name="P27" style:family="paragraph" style:parent-style-name="Standard" style:list-style-name="L15">
      <style:paragraph-properties fo:text-align="start" style:justify-single-word="false"/>
      <style:text-properties officeooo:rsid="000780c1" officeooo:paragraph-rsid="000780c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780c1" officeooo:paragraph-rsid="000780c1"/>
    </style:style>
    <style:style style:name="P29" style:family="paragraph" style:parent-style-name="Standard" style:list-style-name="L16">
      <style:paragraph-properties fo:text-align="start" style:justify-single-word="false"/>
      <style:text-properties officeooo:rsid="000780c1" officeooo:paragraph-rsid="000780c1"/>
    </style:style>
    <style:style style:name="P30" style:family="paragraph" style:parent-style-name="Standard" style:list-style-name="L8">
      <style:paragraph-properties fo:text-align="start" style:justify-single-word="false"/>
      <style:text-properties officeooo:rsid="00106e4f" officeooo:paragraph-rsid="00106e4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2d07"/>
    </style:style>
    <style:style style:name="T3" style:family="text">
      <style:text-properties officeooo:rsid="000d40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orymap Outline</text:p>
      <text:p text:style-name="P2">Focus - Recreation</text:p>
      <text:p text:style-name="P2">Park - <text:span text:style-name="T1">Undecided</text:span></text:p>
      <text:p text:style-name="P2"/>
      <text:p text:style-name="P3">Slides: </text:p>
      <text:list xml:id="list4092288504" text:style-name="L1">
        <text:list-item>
          <text:p text:style-name="P6">Intro Slide</text:p>
        </text:list-item>
      </text:list>
      <text:list xml:id="list2709641685" text:style-name="L2">
        <text:list-item>
          <text:list>
            <text:list-item>
              <text:p text:style-name="P7">Picture of park</text:p>
            </text:list-item>
            <text:list-item>
              <text:p text:style-name="P7">Short description of park location, features, and 1-2 sentence history</text:p>
            </text:list-item>
            <text:list-item>
              <text:p text:style-name="P7">Couple of sentences detailing what the reader can expect from the storymap</text:p>
              <text:p text:style-name="P7"/>
            </text:list-item>
          </text:list>
        </text:list-item>
      </text:list>
      <text:list xml:id="list220314775379460" text:continue-list="list4092288504" text:style-name="L1">
        <text:list-item>
          <text:p text:style-name="P6">General Info Slide</text:p>
        </text:list-item>
      </text:list>
      <text:list xml:id="list3821029321" text:style-name="L3">
        <text:list-item>
          <text:p text:style-name="P8">Map on this slide outlining park</text:p>
        </text:list-item>
        <text:list-item>
          <text:p text:style-name="P8">Describe attractiveness of park (why they’d want to go here)</text:p>
        </text:list-item>
        <text:list-item>
          <text:p text:style-name="P8">List the activities the later slides will detail</text:p>
        </text:list-item>
      </text:list>
      <text:p text:style-name="P3"/>
      <text:list xml:id="list220314836640607" text:continue-list="list220314775379460" text:style-name="L1">
        <text:list-item>
          <text:p text:style-name="P6">Hike Slide 1</text:p>
        </text:list-item>
      </text:list>
      <text:list xml:id="list2788387876" text:style-name="L4">
        <text:list-item>
          <text:p text:style-name="P9">Map of trail + plus pins at points of interest (bathrooms, sightseeing, waste disposal)</text:p>
        </text:list-item>
        <text:list-item>
          <text:p text:style-name="P9">Short psychographic description of trail (what kind of person this trail would attract)</text:p>
        </text:list-item>
        <text:list-item>
          <text:p text:style-name="P9">Describe difficulty, elevation, terrain</text:p>
          <text:p text:style-name="P9"/>
        </text:list-item>
      </text:list>
      <text:list xml:id="list220315824065959" text:continue-list="list220314836640607" text:style-name="L1">
        <text:list-item>
          <text:p text:style-name="P6">Hike Slide 2</text:p>
        </text:list-item>
      </text:list>
      <text:list xml:id="list4260022142" text:style-name="L5">
        <text:list-item>
          <text:p text:style-name="P10">Map of trail + plus pins at points of interest (bathrooms, sightseeing, waste disposal)</text:p>
        </text:list-item>
        <text:list-item>
          <text:p text:style-name="P10">Short psychographic description of trail (what kind of person this trail would attract)</text:p>
        </text:list-item>
        <text:list-item>
          <text:p text:style-name="P10">Describe difficulty, elevation, terrain</text:p>
          <text:p text:style-name="P10"/>
        </text:list-item>
      </text:list>
      <text:list xml:id="list220315188209623" text:continue-list="list220315824065959" text:style-name="L1">
        <text:list-item>
          <text:p text:style-name="P11">Climb Slide 1</text:p>
        </text:list-item>
      </text:list>
      <text:list xml:id="list1408199280" text:style-name="L6">
        <text:list-item>
          <text:p text:style-name="P12">Topographic picture of the climb, hopefully has some <text:span text:style-name="T2">markings</text:span></text:p>
        </text:list-item>
        <text:list-item>
          <text:p text:style-name="P13">Describe the climb difficulty, maybe also talk about recommended equipment and experience</text:p>
        </text:list-item>
        <text:list-item>
          <text:p text:style-name="P13">Describe the elevation of the climb and surfaces</text:p>
        </text:list-item>
        <text:list-item>
          <text:p text:style-name="P13">1-2 sentences of what makes the climb worthwhile</text:p>
          <text:p text:style-name="P13"/>
        </text:list-item>
      </text:list>
      <text:list xml:id="list220314516348396" text:continue-list="list220315188209623" text:style-name="L1">
        <text:list-item>
          <text:p text:style-name="P11">Climb Slide 2</text:p>
        </text:list-item>
      </text:list>
      <text:list xml:id="list154558011" text:style-name="L7">
        <text:list-item>
          <text:p text:style-name="P14">Topographic picture of the climb</text:p>
        </text:list-item>
        <text:list-item>
          <text:p text:style-name="P14">Description of the climb’s difficulty with equipment recommendations</text:p>
        </text:list-item>
        <text:list-item>
          <text:p text:style-name="P14">Describe the climb elevation and rock surfaces</text:p>
        </text:list-item>
        <text:list-item>
          <text:p text:style-name="P14">Couple sentences on why you should make this climb</text:p>
          <text:p text:style-name="P14"/>
        </text:list-item>
      </text:list>
      <text:list xml:id="list220315918423044" text:continue-list="list220314516348396" text:style-name="L1">
        <text:list-item>
          <text:p text:style-name="P15">Snow Activities Slide</text:p>
        </text:list-item>
      </text:list>
      <text:list xml:id="list2498727692" text:style-name="L8">
        <text:list-item>
          <text:p text:style-name="P16">Map of ski/snowboard trails plus lifts</text:p>
        </text:list-item>
        <text:list-item>
          <text:p text:style-name="P30">List of trails</text:p>
        </text:list-item>
        <text:list-item>
          <text:p text:style-name="P30">List of amenities (lodges/shops)</text:p>
        </text:list-item>
      </text:list>
      <text:p text:style-name="P5"/>
      <text:list xml:id="list220314431348980" text:continue-list="list220315918423044" text:style-name="L1">
        <text:list-item>
          <text:p text:style-name="P17">Wildlife Slide</text:p>
        </text:list-item>
      </text:list>
      <text:list xml:id="list3997068849" text:style-name="L9">
        <text:list-item>
          <text:p text:style-name="P18">Picture of birds and mammals found in the park</text:p>
        </text:list-item>
        <text:list-item>
          <text:p text:style-name="P18">Info for about the wildlife found in the park</text:p>
        </text:list-item>
        <text:list-item>
          <text:p text:style-name="P18">Info for birdwatchers <text:span text:style-name="T3">and other types of recreational wildlife viewing</text:span></text:p>
        </text:list-item>
        <text:list-item>
          <text:p text:style-name="P20"><text:soft-page-break/>Cautionary info for dangerous animals (bears, wolves)</text:p>
          <text:p text:style-name="P20"/>
        </text:list-item>
      </text:list>
      <text:list xml:id="list220316077675166" text:continue-list="list220314431348980" text:style-name="L1">
        <text:list-item>
          <text:p text:style-name="P11">Fishing Slide</text:p>
        </text:list-item>
      </text:list>
      <text:list xml:id="list1359352923" text:style-name="L10">
        <text:list-item>
          <text:p text:style-name="P21">Map of the fishing area</text:p>
        </text:list-item>
        <text:list-item>
          <text:p text:style-name="P21">Describe the area, whether it’s a lake or a river</text:p>
        </text:list-item>
        <text:list-item>
          <text:p text:style-name="P21">List of fish that can be found in this area</text:p>
        </text:list-item>
        <text:list-item>
          <text:p text:style-name="P21">Give important info such as licensing, time/weight restrictions, ease of access to area</text:p>
          <text:p text:style-name="P21"/>
        </text:list-item>
      </text:list>
      <text:list xml:id="list220314486135139" text:continue-list="list220316077675166" text:style-name="L1">
        <text:list-item>
          <text:p text:style-name="P11">Offroading Slide</text:p>
        </text:list-item>
      </text:list>
      <text:list xml:id="list4186566542" text:style-name="L11">
        <text:list-item>
          <text:p text:style-name="P22">Map and pictures of offroading trail</text:p>
        </text:list-item>
        <text:list-item>
          <text:p text:style-name="P22">Describe difficulty, distance, elevation, and terrain</text:p>
        </text:list-item>
        <text:list-item>
          <text:p text:style-name="P22">Describe any distinguishing features (mud, water, rocks)</text:p>
        </text:list-item>
        <text:list-item>
          <text:p text:style-name="P22">Describe vehicle recommendations (recommended tires, lifts)</text:p>
        </text:list-item>
        <text:list-item>
          <text:p text:style-name="P22">Describe any restrictions (engine/music levels, pollution)</text:p>
        </text:list-item>
        <text:list-item>
          <text:p text:style-name="P22">Give emergency info in the event of a crash</text:p>
          <text:p text:style-name="P22"/>
        </text:list-item>
      </text:list>
      <text:list xml:id="list220315622934506" text:continue-list="list220314486135139" text:style-name="L1">
        <text:list-item>
          <text:p text:style-name="P11">Signage Info Slide</text:p>
        </text:list-item>
      </text:list>
      <text:list xml:id="list2515863022" text:style-name="L12">
        <text:list-item>
          <text:p text:style-name="P23">Picture of important signs or markings</text:p>
        </text:list-item>
        <text:list-item>
          <text:p text:style-name="P23">Describes the meaning of a few important signs</text:p>
        </text:list-item>
        <text:list-item>
          <text:p text:style-name="P23">Talk about what signs a visitor should be aware of</text:p>
        </text:list-item>
        <text:list-item>
          <text:p text:style-name="P23">Also possibly talk about what some things mean on maps (specifically climbing maps)</text:p>
          <text:p text:style-name="P23"/>
        </text:list-item>
      </text:list>
      <text:list xml:id="list220315248674748" text:continue-list="list220315622934506" text:style-name="L1">
        <text:list-item>
          <text:p text:style-name="P11">General Precautions and Advice</text:p>
        </text:list-item>
      </text:list>
      <text:list xml:id="list2583931162" text:style-name="L13">
        <text:list-item>
          <text:p text:style-name="P24">This slide will mainly detail general do’s and don’ts of park visits</text:p>
        </text:list-item>
        <text:list-item>
          <text:p text:style-name="P24">Advise visitors to be wary littering, air/water pollution</text:p>
        </text:list-item>
        <text:list-item>
          <text:p text:style-name="P24">Also give info about any predatory animals in the park (don’t leave food out, how not to attract birds/insects)</text:p>
          <text:p text:style-name="P24"/>
        </text:list-item>
      </text:list>
      <text:list xml:id="list220316144533614" text:continue-list="list220315248674748" text:style-name="L1">
        <text:list-item>
          <text:p text:style-name="P11">Rules of the Park</text:p>
        </text:list-item>
      </text:list>
      <text:list xml:id="list3885640762" text:style-name="L14">
        <text:list-item>
          <text:p text:style-name="P25">This slide will list some general park rules as well as more specific ones pertaining to the chosen park</text:p>
        </text:list-item>
        <text:list-item>
          <text:p text:style-name="P25">Take pictures and leave only footprints</text:p>
        </text:list-item>
        <text:list-item>
          <text:p text:style-name="P26">Camping rules (fire, food, waste)</text:p>
        </text:list-item>
        <text:list-item>
          <text:p text:style-name="P19">Hunting Restrictions</text:p>
          <text:p text:style-name="P25"/>
        </text:list-item>
      </text:list>
      <text:list xml:id="list220314610991488" text:continue-list="list220316144533614" text:style-name="L1">
        <text:list-item>
          <text:p text:style-name="P11">Outro</text:p>
        </text:list-item>
      </text:list>
      <text:list xml:id="list926423095" text:style-name="L15">
        <text:list-item>
          <text:p text:style-name="P27">Pictures of the park</text:p>
        </text:list-item>
        <text:list-item>
          <text:p text:style-name="P27">Thank reader for viewing</text:p>
        </text:list-item>
        <text:list-item>
          <text:p text:style-name="P27">Very brief overview of park highlights</text:p>
        </text:list-item>
        <text:list-item>
          <text:p text:style-name="P27">Tell reader to enjoy their visit</text:p>
          <text:p text:style-name="P27"/>
        </text:list-item>
      </text:list>
      <text:list xml:id="list220315753549012" text:continue-list="list220314610991488" text:style-name="L1">
        <text:list-item>
          <text:p text:style-name="P28">Sources</text:p>
        </text:list-item>
      </text:list>
      <text:list xml:id="list4019415214" text:style-name="L16">
        <text:list-item>
          <text:p text:style-name="P29">List of sources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f56f" officeooo:paragraph-rsid="0003f5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Camacho-Terraz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17:07:11.560770518</meta:creation-date>
    <dc:date>2020-03-12T22:03:14.331369084</dc:date>
    <meta:editing-duration>PT38M36S</meta:editing-duration>
    <meta:editing-cycles>7</meta:editing-cycles>
    <meta:generator>LibreOffice/6.3.3.2.0$Linux_X86_64 LibreOffice_project/30$Build-2</meta:generator>
    <meta:document-statistic meta:table-count="0" meta:image-count="0" meta:object-count="0" meta:page-count="2" meta:paragraph-count="85" meta:word-count="564" meta:character-count="3152" meta:non-whitespace-character-count="2740"/>
  </office:meta>
</office:document-meta>
</file>